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0" table:default-cell-style-name="ce2"/>
        <table:table-row table:style-name="ro1">
          <table:table-cell table:style-name="ce1" office:value-type="string">
            <text:p>Barcelona</text:p>
          </table:table-cell>
          <table:table-cell office:value-type="string">
            <text:p>writes, reads, queries and deletes objects with a 5 level inheritance structur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Objets: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">
            <text:p>300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EyeDB, C++, normal</text:p>
          </table:table-cell>
          <table:table-cell table:number-columns-repeated="5"/>
          <table:table-cell table:style-name="ce4" office:value-type="string">
            <text:p>Normal/local</text:p>
          </table:table-cell>
          <table:table-cell table:number-columns-repeated="4"/>
          <table:table-cell table:style-name="ce5" office:value-type="string">
            <text:p>Moyenne/ligne</text:p>
          </table:table-cell>
          <table:table-cell table:number-columns-repeated="244"/>
        </table:table-row>
        <table:table-row table:style-name="ro1">
          <table:table-cell office:value-type="string">
            <text:p>write</text:p>
          </table:table-cell>
          <table:table-cell office:value-type="float" office:value="154">
            <text:p>154</text:p>
          </table:table-cell>
          <table:table-cell office:value-type="float" office:value="497">
            <text:p>497</text:p>
          </table:table-cell>
          <table:table-cell office:value-type="float" office:value="1608">
            <text:p>1608</text:p>
          </table:table-cell>
          <table:table-cell office:value-type="float" office:value="5081">
            <text:p>5081</text:p>
          </table:table-cell>
          <table:table-cell/>
          <table:table-cell office:value-type="string">
            <text:p>write</text:p>
          </table:table-cell>
          <table:table-cell table:formula="oooc:=[.B5]/[.B11]" office:value-type="float" office:value="1.50980392156863">
            <text:p>1,51</text:p>
          </table:table-cell>
          <table:table-cell table:formula="oooc:=[.C5]/[.C11]" office:value-type="float" office:value="1.553125">
            <text:p>1,55</text:p>
          </table:table-cell>
          <table:table-cell table:formula="oooc:=[.D5]/[.D11]" office:value-type="float" office:value="1.65092402464066">
            <text:p>1,65</text:p>
          </table:table-cell>
          <table:table-cell table:formula="oooc:=[.E5]/[.E11]" office:value-type="float" office:value="1.48915592028136">
            <text:p>1,49</text:p>
          </table:table-cell>
          <table:table-cell table:formula="oooc:=AVERAGE([.H5:.K5])" office:value-type="float" office:value="1.55075221662266">
            <text:p>1,55</text:p>
          </table:table-cell>
          <table:table-cell table:number-columns-repeated="244"/>
        </table:table-row>
        <table:table-row table:style-name="ro1">
          <table:table-cell office:value-type="string">
            <text:p>read</text:p>
          </table:table-cell>
          <table:table-cell office:value-type="float" office:value="154">
            <text:p>154</text:p>
          </table:table-cell>
          <table:table-cell office:value-type="float" office:value="270">
            <text:p>270</text:p>
          </table:table-cell>
          <table:table-cell office:value-type="float" office:value="880">
            <text:p>880</text:p>
          </table:table-cell>
          <table:table-cell office:value-type="float" office:value="2782">
            <text:p>2782</text:p>
          </table:table-cell>
          <table:table-cell/>
          <table:table-cell office:value-type="string">
            <text:p>read</text:p>
          </table:table-cell>
          <table:table-cell table:formula="oooc:=[.B6]/[.B12]" office:value-type="float" office:value="1.4392523364486">
            <text:p>1,44</text:p>
          </table:table-cell>
          <table:table-cell table:formula="oooc:=[.C6]/[.C12]" office:value-type="float" office:value="2.23140495867769">
            <text:p>2,23</text:p>
          </table:table-cell>
          <table:table-cell table:formula="oooc:=[.D6]/[.D12]" office:value-type="float" office:value="2.16748768472906">
            <text:p>2,17</text:p>
          </table:table-cell>
          <table:table-cell table:formula="oooc:=[.E6]/[.E12]" office:value-type="float" office:value="2.07302533532042">
            <text:p>2,07</text:p>
          </table:table-cell>
          <table:table-cell table:formula="oooc:=AVERAGE([.H6:.K6])" office:value-type="float" office:value="1.97779257879394">
            <text:p>1,98</text:p>
          </table:table-cell>
          <table:table-cell table:number-columns-repeated="244"/>
        </table:table-row>
        <table:table-row table:style-name="ro1">
          <table:table-cell office:value-type="string">
            <text:p>query</text:p>
          </table:table-cell>
          <table:table-cell office:value-type="float" office:value="5152">
            <text:p>5152</text:p>
          </table:table-cell>
          <table:table-cell office:value-type="float" office:value="14434">
            <text:p>14434</text:p>
          </table:table-cell>
          <table:table-cell office:value-type="float" office:value="44135">
            <text:p>44135</text:p>
          </table:table-cell>
          <table:table-cell office:value-type="float" office:value="132540">
            <text:p>132540</text:p>
          </table:table-cell>
          <table:table-cell/>
          <table:table-cell office:value-type="string">
            <text:p>query</text:p>
          </table:table-cell>
          <table:table-cell table:formula="oooc:=[.B7]/[.B13]" office:value-type="float" office:value="1.04609137055838">
            <text:p>1,05</text:p>
          </table:table-cell>
          <table:table-cell table:formula="oooc:=[.C7]/[.C13]" office:value-type="float" office:value="1.13573058462507">
            <text:p>1,14</text:p>
          </table:table-cell>
          <table:table-cell table:formula="oooc:=[.D7]/[.D13]" office:value-type="float" office:value="1.07160200067984">
            <text:p>1,07</text:p>
          </table:table-cell>
          <table:table-cell table:formula="oooc:=[.E7]/[.E13]" office:value-type="float" office:value="0.99927621460237">
            <text:p>1</text:p>
          </table:table-cell>
          <table:table-cell table:formula="oooc:=AVERAGE([.H7:.K7])" office:value-type="float" office:value="1.06317504261641">
            <text:p>1,06</text:p>
          </table:table-cell>
          <table:table-cell table:number-columns-repeated="244"/>
        </table:table-row>
        <table:table-row table:style-name="ro1">
          <table:table-cell office:value-type="string">
            <text:p>destroy</text:p>
          </table:table-cell>
          <table:table-cell office:value-type="float" office:value="247">
            <text:p>247</text:p>
          </table:table-cell>
          <table:table-cell office:value-type="float" office:value="734">
            <text:p>734</text:p>
          </table:table-cell>
          <table:table-cell office:value-type="float" office:value="2498">
            <text:p>2498</text:p>
          </table:table-cell>
          <table:table-cell office:value-type="float" office:value="8822">
            <text:p>8822</text:p>
          </table:table-cell>
          <table:table-cell/>
          <table:table-cell office:value-type="string">
            <text:p>destroy</text:p>
          </table:table-cell>
          <table:table-cell table:formula="oooc:=[.B8]/[.B14]" office:value-type="float" office:value="1.32085561497326">
            <text:p>1,32</text:p>
          </table:table-cell>
          <table:table-cell table:formula="oooc:=[.C8]/[.C14]" office:value-type="float" office:value="1.59565217391304">
            <text:p>1,6</text:p>
          </table:table-cell>
          <table:table-cell table:formula="oooc:=[.D8]/[.D14]" office:value-type="float" office:value="1.29497148781752">
            <text:p>1,29</text:p>
          </table:table-cell>
          <table:table-cell table:formula="oooc:=[.E8]/[.E14]" office:value-type="float" office:value="1.31848752054999">
            <text:p>1,32</text:p>
          </table:table-cell>
          <table:table-cell table:formula="oooc:=AVERAGE([.H8:.K8])" office:value-type="float" office:value="1.38249169931346">
            <text:p>1,38</text:p>
          </table:table-cell>
          <table:table-cell table:number-columns-repeated="244"/>
        </table:table-row>
        <table:table-row table:style-name="ro2">
          <table:table-cell office:value-type="string">
            <text:p>total</text:p>
          </table:table-cell>
          <table:table-cell office:value-type="float" office:value="5707">
            <text:p>5707</text:p>
          </table:table-cell>
          <table:table-cell office:value-type="float" office:value="15935">
            <text:p>15935</text:p>
          </table:table-cell>
          <table:table-cell office:value-type="float" office:value="49121">
            <text:p>49121</text:p>
          </table:table-cell>
          <table:table-cell office:value-type="float" office:value="149225">
            <text:p>149225</text:p>
          </table:table-cell>
          <table:table-cell/>
          <table:table-cell office:value-type="string">
            <text:p>total</text:p>
          </table:table-cell>
          <table:table-cell table:formula="oooc:=[.B9]/[.B15]" office:value-type="float" office:value="1.07254275512122">
            <text:p>1,07</text:p>
          </table:table-cell>
          <table:table-cell table:formula="oooc:=[.C9]/[.C15]" office:value-type="float" office:value="1.17083027185893">
            <text:p>1,17</text:p>
          </table:table-cell>
          <table:table-cell table:formula="oooc:=[.D9]/[.D15]" office:value-type="float" office:value="1.10396673783571">
            <text:p>1,1</text:p>
          </table:table-cell>
          <table:table-cell table:formula="oooc:=[.E9]/[.E15]" office:value-type="float" office:value="1.0357021397686">
            <text:p>1,04</text:p>
          </table:table-cell>
          <table:table-cell table:formula="oooc:=AVERAGE([.H9:.K9])" office:value-type="float" office:value="1.09576047614611">
            <text:p>1,1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EyeDb, C++, local</text:p>
          </table:table-cell>
          <table:table-cell table:number-columns-repeated="9"/>
          <table:table-cell office:value-type="string">
            <text:p>Moyenne/moyenne</text:p>
          </table:table-cell>
          <table:table-cell table:formula="oooc:=AVERAGE([.L5:.L8])" office:value-type="float" office:value="1.49355288433662">
            <text:p>1,49</text:p>
          </table:table-cell>
          <table:table-cell table:number-columns-repeated="244"/>
        </table:table-row>
        <table:table-row table:style-name="ro1">
          <table:table-cell office:value-type="string">
            <text:p>write</text:p>
          </table:table-cell>
          <table:table-cell office:value-type="float" office:value="102">
            <text:p>102</text:p>
          </table:table-cell>
          <table:table-cell office:value-type="float" office:value="320">
            <text:p>320</text:p>
          </table:table-cell>
          <table:table-cell office:value-type="float" office:value="974">
            <text:p>974</text:p>
          </table:table-cell>
          <table:table-cell office:value-type="float" office:value="3412">
            <text:p>3412</text:p>
          </table:table-cell>
          <table:table-cell/>
          <table:table-cell table:style-name="ce4" office:value-type="string">
            <text:p>Query/total</text:p>
          </table:table-cell>
          <table:table-cell table:number-columns-repeated="249"/>
        </table:table-row>
        <table:table-row table:style-name="ro1">
          <table:table-cell office:value-type="string">
            <text:p>read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406">
            <text:p>406</text:p>
          </table:table-cell>
          <table:table-cell office:value-type="float" office:value="1342">
            <text:p>1342</text:p>
          </table:table-cell>
          <table:table-cell/>
          <table:table-cell office:value-type="string">
            <text:p>C++/normal</text:p>
          </table:table-cell>
          <table:table-cell table:formula="oooc:=[.B7]/[.B9]" office:value-type="float" office:value="0.902751007534607">
            <text:p>0,9</text:p>
          </table:table-cell>
          <table:table-cell table:formula="oooc:=[.C7]/[.C9]" office:value-type="float" office:value="0.90580483213053">
            <text:p>0,91</text:p>
          </table:table-cell>
          <table:table-cell table:formula="oooc:=[.D7]/[.D9]" office:value-type="float" office:value="0.898495551800655">
            <text:p>0,9</text:p>
          </table:table-cell>
          <table:table-cell table:formula="oooc:=[.E7]/[.E9]" office:value-type="float" office:value="0.888188976377953">
            <text:p>0,89</text:p>
          </table:table-cell>
          <table:table-cell table:number-columns-repeated="245"/>
        </table:table-row>
        <table:table-row table:style-name="ro1">
          <table:table-cell office:value-type="string">
            <text:p>query</text:p>
          </table:table-cell>
          <table:table-cell office:value-type="float" office:value="4925">
            <text:p>4925</text:p>
          </table:table-cell>
          <table:table-cell office:value-type="float" office:value="12709">
            <text:p>12709</text:p>
          </table:table-cell>
          <table:table-cell office:value-type="float" office:value="41186">
            <text:p>41186</text:p>
          </table:table-cell>
          <table:table-cell office:value-type="float" office:value="132636">
            <text:p>132636</text:p>
          </table:table-cell>
          <table:table-cell/>
          <table:table-cell office:value-type="string">
            <text:p>C++/local</text:p>
          </table:table-cell>
          <table:table-cell table:formula="oooc:=[.B13]/[.B15]" office:value-type="float" office:value="0.925577898891186">
            <text:p>0,93</text:p>
          </table:table-cell>
          <table:table-cell table:formula="oooc:=[.C13]/[.C15]" office:value-type="float" office:value="0.933798677443057">
            <text:p>0,93</text:p>
          </table:table-cell>
          <table:table-cell table:formula="oooc:=[.D13]/[.D15]" office:value-type="float" office:value="0.925632093493651">
            <text:p>0,93</text:p>
          </table:table-cell>
          <table:table-cell table:formula="oooc:=[.E13]/[.E15]" office:value-type="float" office:value="0.920565515231016">
            <text:p>0,92</text:p>
          </table:table-cell>
          <table:table-cell table:number-columns-repeated="245"/>
        </table:table-row>
        <table:table-row table:style-name="ro1">
          <table:table-cell office:value-type="string">
            <text:p>destroy</text:p>
          </table:table-cell>
          <table:table-cell office:value-type="float" office:value="187">
            <text:p>187</text:p>
          </table:table-cell>
          <table:table-cell office:value-type="float" office:value="460">
            <text:p>460</text:p>
          </table:table-cell>
          <table:table-cell office:value-type="float" office:value="1929">
            <text:p>1929</text:p>
          </table:table-cell>
          <table:table-cell office:value-type="float" office:value="6691">
            <text:p>6691</text:p>
          </table:table-cell>
          <table:table-cell table:number-columns-repeated="251"/>
        </table:table-row>
        <table:table-row table:style-name="ro2">
          <table:table-cell office:value-type="string">
            <text:p>total</text:p>
          </table:table-cell>
          <table:table-cell office:value-type="float" office:value="5321">
            <text:p>5321</text:p>
          </table:table-cell>
          <table:table-cell office:value-type="float" office:value="13610">
            <text:p>13610</text:p>
          </table:table-cell>
          <table:table-cell office:value-type="float" office:value="44495">
            <text:p>44495</text:p>
          </table:table-cell>
          <table:table-cell office:value-type="float" office:value="144081">
            <text:p>144081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EyeDB, Java</text:p>
          </table:table-cell>
          <table:table-cell table:number-columns-repeated="255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table:style-name="ce4" office:value-type="string">
            <text:p>db4o</text:p>
          </table:table-cell>
          <table:table-cell table:number-columns-repeated="255"/>
        </table:table-row>
        <table:table-row table:style-name="ro2" table:number-rows-repeated="5">
          <table:table-cell table:number-columns-repeated="256"/>
        </table:table-row>
        <table:table-row table:style-name="ro1">
          <table:table-cell table:style-name="ce4" office:value-type="string">
            <text:p>Hibernate, MySQL</text:p>
          </table:table-cell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23/10/2008</text:date>, <text:time>16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3T16:24:04</dc:date>
    <meta:editing-cycles>19</meta:editing-cycles>
    <meta:editing-duration>PT6H25M8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